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hScriptEvaluatorTests.testBshScriptFrom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hScriptEvaluatorTests.testBshScriptFrom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shScriptEvaluatorTests.testGroovyScriptWith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